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35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2Z137"/>SURAT KEPUTUSAN</text:p>
      <text:p text:style-name="P9">No. / 422 / 454 /Adm.Sek</text:p>
      <text:p text:style-name="P10"/>
      <text:p text:style-name="P11">Berdasarkan :</text:p>
      <text:list xml:id="list296585294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OTER NIMBI</text:span></text:p>
      <text:p text:style-name="P13"><text:span text:style-name="T2"><text:tab/><text:tab/>Tempat, Tanggal Lahir<text:tab/>: SAWA ERMA, 28-12-1999</text:span></text:p>
      <text:p text:style-name="P13"><text:span text:style-name="T2"><text:tab/><text:tab/>NISN<text:tab/><text:tab/><text:tab/><text:tab/>: 9993422733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2Z1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2Z1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2Z137"/><text:bookmark-end text:name="_Hlk481362583MailMergeMark2020-05-06T04:09:12Z1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54.034250799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1" meta:non-whitespace-character-count="97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